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00f" officeooo:paragraph-rsid="00018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tous le monde je suis bien arrivé et toi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5:23:38.455123403</meta:creation-date>
    <dc:date>2019-07-15T15:24:37.072849438</dc:date>
    <meta:editing-duration>PT1M15S</meta:editing-duration>
    <meta:editing-cycles>1</meta:editing-cycles>
    <meta:document-statistic meta:table-count="0" meta:image-count="0" meta:object-count="0" meta:page-count="1" meta:paragraph-count="1" meta:word-count="11" meta:character-count="49" meta:non-whitespace-character-count="39"/>
    <meta:generator>LibreOffice/6.1.6.3$Linux_X86_64 LibreOffice_project/10$Build-3</meta:generator>
  </office:meta>
</office:document-meta>
</file>